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Archetyp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 (though that should never come up since he’s Ultra Rare)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 office:value-type="string" calcext:value-type="string">
            <text:p>TODO: Considering changing this, it’s identical to Milkman Marauder right n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4" office:value-type="string" calcext:value-type="string">
            <text:p>Support Clas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style-name="ce4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4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4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4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4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4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4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4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4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4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Minions. Create an equal number of Busy Bee or Worker Bee Minions.</text:p>
          </table:table-cell>
          <table:table-cell/>
        </table:table-row>
        <table:table-row table:style-name="ro1">
          <table:table-cell table:style-name="ce4" office:value-type="string" calcext:value-type="string">
            <text:p>Clown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4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4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4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4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4" office:value-type="string" calcext:value-type="string">
            <text:p>Miscellaneous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create Ultra Rares or Mystery Boxes; unique animation for the present box</text:p>
          </table:table-cell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4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6T13:02:05.548113725</dc:date>
    <meta:editing-duration>P2DT19H40M37S</meta:editing-duration>
    <meta:editing-cycles>457</meta:editing-cycles>
    <meta:document-statistic meta:table-count="9" meta:cell-count="1414" meta:object-count="0"/>
  </office:meta>
</office:document-meta>
</file>